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Gill Sans MT" svg:font-family="'Gill Sans MT'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cef6" officeooo:paragraph-rsid="0006cef6" style:font-size-asian="16pt" style:font-size-complex="16pt"/>
    </style:style>
    <style:style style:name="P2" style:family="paragraph" style:parent-style-name="Standard">
      <style:text-properties fo:font-size="16pt" officeooo:rsid="0006cef6" officeooo:paragraph-rsid="0012f22b" style:font-size-asian="16pt" style:font-size-complex="16pt"/>
    </style:style>
    <style:style style:name="P3" style:family="paragraph" style:parent-style-name="Standard">
      <style:text-properties fo:font-size="16pt" officeooo:rsid="0006cef6" officeooo:paragraph-rsid="001662fc" style:font-size-asian="16pt" style:font-size-complex="16pt"/>
    </style:style>
    <style:style style:name="P4" style:family="paragraph" style:parent-style-name="Standard">
      <style:text-properties fo:font-size="16pt" officeooo:rsid="0006cef6" officeooo:paragraph-rsid="0018e439" style:font-size-asian="16pt" style:font-size-complex="16pt"/>
    </style:style>
    <style:style style:name="P5" style:family="paragraph" style:parent-style-name="Standard">
      <style:text-properties fo:font-size="16pt" officeooo:rsid="0006cef6" officeooo:paragraph-rsid="001a6385" style:font-size-asian="16pt" style:font-size-complex="16pt"/>
    </style:style>
    <style:style style:name="P6" style:family="paragraph" style:parent-style-name="Standard">
      <style:text-properties fo:font-size="16pt" officeooo:rsid="0012f22b" officeooo:paragraph-rsid="0012f22b" style:font-size-asian="16pt" style:font-size-complex="16pt"/>
    </style:style>
    <style:style style:name="P7" style:family="paragraph" style:parent-style-name="Standard">
      <style:text-properties fo:font-size="16pt" officeooo:rsid="0012f22b" officeooo:paragraph-rsid="0018e439" style:font-size-asian="16pt" style:font-size-complex="16pt"/>
    </style:style>
    <style:style style:name="P8" style:family="paragraph" style:parent-style-name="Standard">
      <style:text-properties fo:font-size="16pt" officeooo:rsid="0012f22b" officeooo:paragraph-rsid="001662fc" style:font-size-asian="16pt" style:font-size-complex="16pt"/>
    </style:style>
    <style:style style:name="P9" style:family="paragraph" style:parent-style-name="Standard">
      <style:text-properties fo:font-size="16pt" officeooo:rsid="0012f22b" officeooo:paragraph-rsid="0006cef6" style:font-size-asian="16pt" style:font-size-complex="16pt"/>
    </style:style>
    <style:style style:name="P10" style:family="paragraph" style:parent-style-name="Standard">
      <style:text-properties fo:font-size="16pt" officeooo:rsid="0010a654" officeooo:paragraph-rsid="0018e439" style:font-size-asian="16pt" style:font-size-complex="16pt"/>
    </style:style>
    <style:style style:name="P11" style:family="paragraph" style:parent-style-name="Standard">
      <style:text-properties fo:font-size="16pt" officeooo:rsid="001662fc" officeooo:paragraph-rsid="001662fc" style:font-size-asian="16pt" style:font-size-complex="16pt"/>
    </style:style>
    <style:style style:name="P12" style:family="paragraph" style:parent-style-name="Standard">
      <style:text-properties fo:font-size="16pt" officeooo:rsid="000dec8a" officeooo:paragraph-rsid="0006cef6" style:font-size-asian="16pt" style:font-size-complex="16pt"/>
    </style:style>
    <style:style style:name="P13" style:family="paragraph" style:parent-style-name="Standard">
      <style:text-properties fo:font-size="16pt" officeooo:rsid="000dec8a" officeooo:paragraph-rsid="000dec8a" style:font-size-asian="16pt" style:font-size-complex="16pt"/>
    </style:style>
    <style:style style:name="P14" style:family="paragraph" style:parent-style-name="Standard">
      <style:text-properties fo:font-size="16pt" officeooo:rsid="000f7baa" officeooo:paragraph-rsid="000f7baa" style:font-size-asian="16pt" style:font-size-complex="16pt"/>
    </style:style>
    <style:style style:name="P15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6cef6" officeooo:paragraph-rsid="001662fc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62fc" officeooo:paragraph-rsid="0018e439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normal" officeooo:rsid="001a6385" officeooo:paragraph-rsid="001a6385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solid" style:text-underline-width="auto" style:text-underline-color="font-color" officeooo:rsid="001c334c" officeooo:paragraph-rsid="001c334c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334c" officeooo:paragraph-rsid="001c334c" style:font-size-asian="16pt" style:font-size-complex="16pt"/>
    </style:style>
    <style:style style:name="P20" style:family="paragraph" style:parent-style-name="Standard">
      <style:text-properties fo:font-size="16pt" style:text-underline-style="none" fo:font-weight="normal" officeooo:rsid="001a6385" officeooo:paragraph-rsid="001a6385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06cef6" officeooo:paragraph-rsid="001a6385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2pt" officeooo:rsid="0006cef6" officeooo:paragraph-rsid="0006cef6" style:font-size-asian="10.5pt" style:font-size-complex="12pt"/>
    </style:style>
    <style:style style:name="P23" style:family="paragraph" style:parent-style-name="Standard">
      <style:text-properties fo:font-size="12pt" officeooo:rsid="00091cc2" officeooo:paragraph-rsid="001a6385" style:font-size-asian="10.5pt" style:font-size-complex="12pt"/>
    </style:style>
    <style:style style:name="P24" style:family="paragraph" style:parent-style-name="Standard">
      <style:text-properties fo:font-size="12pt" officeooo:rsid="000b13c7" officeooo:paragraph-rsid="001a6385" style:font-size-asian="10.5pt" style:font-size-complex="12pt"/>
    </style:style>
    <style:style style:name="P25" style:family="paragraph" style:parent-style-name="Standard">
      <style:text-properties officeooo:paragraph-rsid="000f7baa"/>
    </style:style>
    <style:style style:name="P26" style:family="paragraph" style:parent-style-name="Standard">
      <style:paragraph-properties fo:text-align="center" style:justify-single-word="false"/>
      <style:text-properties fo:font-size="22pt" officeooo:rsid="0006cef6" officeooo:paragraph-rsid="0006cef6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fo:font-size="22pt" officeooo:rsid="0006cef6" officeooo:paragraph-rsid="001c334c" style:font-size-asian="22pt" style:font-size-complex="22pt"/>
    </style:style>
    <style:style style:name="P28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officeooo:rsid="0006cef6" officeooo:paragraph-rsid="0006cef6" style:font-size-asian="18pt" style:font-style-asian="italic" style:font-size-complex="18pt" style:font-style-complex="italic"/>
    </style:style>
    <style:style style:name="P29" style:family="paragraph" style:parent-style-name="Standard">
      <style:text-properties fo:font-variant="normal" fo:text-transform="none" fo:color="#545454" style:font-name="Liberation Serif" fo:font-size="16pt" fo:letter-spacing="normal" fo:font-style="normal" fo:font-weight="normal" officeooo:rsid="001662fc" officeooo:paragraph-rsid="001662fc" style:font-size-asian="16pt" style:font-size-complex="16pt"/>
    </style:style>
    <style:style style:name="P30" style:family="paragraph" style:parent-style-name="List_20_Paragraph">
      <style:text-properties officeooo:rsid="00136e4a" officeooo:paragraph-rsid="000f55bd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ill Sans MT" fo:font-size="11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Gill Sans MT" fo:font-size="11pt" fo:letter-spacing="normal" fo:font-style="normal" fo:font-weight="bold" officeooo:rsid="0006cef6" officeooo:paragraph-rsid="001c334c" style:font-size-asian="22pt" style:font-size-complex="22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6699" style:text-line-through-style="none" style:text-line-through-type="none" style:font-name="Calibri" fo:font-size="11pt" fo:letter-spacing="normal" fo:font-style="normal" style:text-underline-style="none" fo:font-weight="normal" style:text-blinking="false" loext:padding-left="0cm" loext:padding-right="0cm" loext:padding-top="0.106cm" loext:padding-bottom="0cm" loext:border-left="none" loext:border-right="none" loext:border-top="0.99pt solid #e1e1e1" loext:border-bottom="none"/>
    </style:style>
    <style:style style:name="P35" style:family="paragraph" style:parent-style-name="List_20_Paragraph" style:list-style-name="WWNum7">
      <style:text-properties fo:font-size="12pt" officeooo:rsid="000dec8a" officeooo:paragraph-rsid="000f55bd" style:font-size-asian="10.5pt" style:font-size-complex="12pt"/>
    </style:style>
    <style:style style:name="T1" style:family="text">
      <style:text-properties fo:font-style="italic" officeooo:rsid="001662fc" style:font-style-asian="italic" style:font-style-complex="italic"/>
    </style:style>
    <style:style style:name="T2" style:family="text">
      <style:text-properties fo:font-style="normal" style:text-underline-style="solid" style:text-underline-width="auto" style:text-underline-color="font-color" officeooo:rsid="001662fc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font-weight="bold" officeooo:rsid="001662fc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545454" style:font-name="Liberation Serif" fo:letter-spacing="normal" fo:font-style="normal" fo:font-weight="normal" officeooo:rsid="001662fc"/>
    </style:style>
    <style:style style:name="T6" style:family="text">
      <style:text-properties fo:font-variant="normal" fo:text-transform="none" fo:color="#545454" style:font-name="Liberation Serif" fo:letter-spacing="normal" fo:font-style="normal" fo:font-weight="normal" officeooo:rsid="00181413"/>
    </style:style>
    <style:style style:name="T7" style:family="text">
      <style:text-properties fo:font-variant="normal" fo:text-transform="none" fo:color="#1f497d" style:font-name="Gill Sans MT" fo:font-size="11pt" fo:letter-spacing="normal" fo:font-style="normal" fo:font-weight="normal"/>
    </style:style>
    <style:style style:name="T8" style:family="text">
      <style:text-properties fo:font-variant="normal" fo:text-transform="none" fo:color="#336699" style:text-line-through-style="none" style:text-line-through-type="none" style:font-name="Gill Sans MT" fo:font-size="11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80" style:text-line-through-style="none" style:text-line-through-type="none" style:font-name="Gill Sans MT" fo:font-size="11pt" fo:letter-spacing="normal" fo:font-style="normal" style:text-underline-style="none" fo:font-weight="normal" style:text-blinking="false"/>
    </style:style>
    <style:style style:name="T10" style:family="text">
      <style:text-properties fo:font-size="16pt" fo:font-style="normal" fo:font-weight="normal" style:font-size-asian="16pt" style:font-style-asian="normal" style:font-weight-asian="normal" style:font-size-complex="16pt"/>
    </style:style>
    <style:style style:name="T11" style:family="text">
      <style:text-properties fo:font-size="16pt" fo:font-style="normal" fo:font-weight="normal" officeooo:rsid="00135cca" style:font-size-asian="16pt" style:font-style-asian="normal" style:font-weight-asian="normal" style:font-size-complex="16pt"/>
    </style:style>
    <style:style style:name="T12" style:family="text">
      <style:text-properties fo:font-size="16pt" fo:font-style="normal" fo:font-weight="normal" officeooo:rsid="001a6385" style:font-size-asian="16pt" style:font-style-asian="normal" style:font-weight-asian="normal" style:font-size-complex="16pt"/>
    </style:style>
    <style:style style:name="T13" style:family="text">
      <style:text-properties fo:font-size="16pt" fo:font-style="normal" fo:font-weight="normal" officeooo:rsid="001c334c" style:font-size-asian="16pt" style:font-style-asian="normal" style:font-weight-asian="normal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0dec8a" style:font-size-asian="16pt" style:font-size-complex="16pt"/>
    </style:style>
    <style:style style:name="T16" style:family="text">
      <style:text-properties fo:font-size="16pt" style:text-underline-style="solid" style:text-underline-width="auto" style:text-underline-color="font-color" officeooo:rsid="001a6385" style:font-size-asian="16pt" style:font-size-complex="16pt"/>
    </style:style>
    <style:style style:name="T17" style:family="text">
      <style:text-properties fo:font-size="16pt" style:text-underline-style="solid" style:text-underline-width="auto" style:text-underline-color="font-color" officeooo:rsid="001c334c" style:font-size-asian="16pt" style:font-size-complex="16pt"/>
    </style:style>
    <style:style style:name="T18" style:family="text">
      <style:text-properties officeooo:rsid="0012f22b"/>
    </style:style>
    <style:style style:name="T19" style:family="text">
      <style:text-properties officeooo:rsid="001496b6"/>
    </style:style>
    <style:style style:name="T20" style:family="text">
      <style:text-properties officeooo:rsid="001662fc"/>
    </style:style>
    <style:style style:name="T21" style:family="text">
      <style:text-properties style:text-underline-style="solid" style:text-underline-width="auto" style:text-underline-color="font-color" officeooo:rsid="0012f22b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662fc"/>
    </style:style>
    <style:style style:name="T24" style:family="text">
      <style:text-properties officeooo:rsid="0018e439"/>
    </style:style>
    <style:style style:name="T25" style:family="text">
      <style:text-properties officeooo:rsid="001a63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0">Entretien téléphonique avec Marco CALCAMUGGI, Président de </text:span>R&amp;Drone </text:p>
      <text:p text:style-name="P27"/>
      <text:p text:style-name="P19">Contact:</text:p>
      <text:p text:style-name="P33"><text:tab/>R&amp;Drone</text:p>
      <text:p text:style-name="P31"><text:tab/>20 Rue Jean françois de Lapérouse</text:p>
      <text:p text:style-name="P31"><text:tab/>33 290 Blanquefort</text:p>
      <text:p text:style-name="P32"><text:span text:style-name="T7"><text:tab/>Tel :</text:span><text:bookmark text:name="OBJ_PREFIX_DWT59_com_zimbra_phone"/><text:a xlink:type="simple" xlink:href="callto:+33%20(0)5%2033%2089%2018%2012" text:style-name="Internet_20_link" text:visited-style-name="Visited_20_Internet_20_Link"><text:span text:style-name="T8">+33 (0)5 33 89 18 12</text:span></text:a><text:span text:style-name="T7"><text:line-break/><text:tab/>port :</text:span><text:bookmark text:name="OBJ_PREFIX_DWT60_com_zimbra_phone"/><text:a xlink:type="simple" xlink:href="callto:+33%20(0)6%2020%20444%20834" text:style-name="Internet_20_link" text:visited-style-name="Visited_20_Internet_20_Link"><text:span text:style-name="T8">+33 (0)6 20 444 834</text:span></text:a></text:p>
      <text:p text:style-name="P32"><text:bookmark text:name="OBJ_PREFIX_DWT61_com_zimbra_url"/><text:span text:style-name="T9"><text:tab/></text:span><text:a xlink:type="simple" xlink:href="https://zemail.ensta.fr/www.retdrone.com" office:target-frame-name="_blank" xlink:show="new" text:style-name="Internet_20_link" text:visited-style-name="Visited_20_Internet_20_Link">www.retdrone.com</text:a></text:p>
      <text:p text:style-name="P34"><text:tab/>marco@retdrone.com</text:p>
      <text:p text:style-name="P26"/>
      <text:p text:style-name="P26"/>
      <text:p text:style-name="P28"><text:span text:style-name="T20">Sujet: </text:span>Droneo</text:p>
      <text:p text:style-name="P1"/>
      <text:p text:style-name="P16">L’entreprise:</text:p>
      <text:p text:style-name="P4"><text:span text:style-name="T4"><text:tab/>-</text:span><text:span text:style-name="T23">i</text:span><text:span text:style-name="T20">ndustrie mécatronique / fabrication systèmes autonome</text:span></text:p>
      <text:p text:style-name="P3"><text:tab/>-<text:span text:style-name="T18">techno cool ( répondent à des besoin, invente pas technologie)</text:span></text:p>
      <text:p text:style-name="P3"><text:tab/>-<text:span text:style-name="T20">possède son propre bureau d’étude</text:span></text:p>
      <text:p text:style-name="P4"><text:tab/>-<text:span text:style-name="T24">s’occupe de la totalité de la chaîne ( aquisition + dvt traitement )</text:span></text:p>
      <text:p text:style-name="P10"><text:tab/>-<text:span text:style-name="T18">vocation international</text:span></text:p>
      <text:p text:style-name="P10"><text:tab/></text:p>
      <text:p text:style-name="P3"/>
      <text:p text:style-name="P15"><text:span text:style-name="T20">Le projet </text:span><text:span text:style-name="T1">Droneo</text:span><text:span text:style-name="T20">: </text:span></text:p>
      <text:p text:style-name="P11"><text:tab/>-2.5 année de dvt</text:p>
      <text:p text:style-name="P3"><text:tab/>-<text:span text:style-name="T25">2 million d’€</text:span></text:p>
      <text:p text:style-name="P1"><text:tab/>-<text:span text:style-name="T20">répond aux besoins: bathymétrie, analyse hydro-sédimentaire, physico-chimique</text:span></text:p>
      <text:p text:style-name="P3"><text:tab/>-<text:span text:style-name="T20">missions: Gestion de l’irrigation</text:span></text:p>
      <text:p text:style-name="P29"><text:tab/><text:tab/><text:tab/>Optimisation du stockage des barrages</text:p>
      <text:p text:style-name="P3"><text:span text:style-name="T5"><text:tab/><text:tab/><text:tab/>Calcul du volume d’</text:span><text:span text:style-name="T6">eau disponible</text:span></text:p>
      <text:p text:style-name="P1"><text:tab/>-<text:span text:style-name="T20">manipulé par 2 personnes</text:span></text:p>
      <text:p text:style-name="P1"><text:tab/>-<text:span text:style-name="T20">peut couvrir des dizaines d’hectares</text:span></text:p>
      <text:p text:style-name="P3"><text:tab/>-<text:span text:style-name="T20">uniquement vente du produit avec 3 types de capteurs</text:span></text:p>
      <text:p text:style-name="P3"><text:tab/>-<text:span text:style-name="T20">12h d’autonomie, mode de retour automatique à la base de chargement</text:span></text:p>
      <text:p text:style-name="P5"><text:tab/><text:span text:style-name="T19">-point clé drone : précision de la géolocalisation des données. <text:tab/>-<text:tab/>-Sondeur RCL: +- 1/3 cm</text:span></text:p>
      <text:p text:style-name="P3"><text:soft-page-break/><text:tab/></text:p>
      <text:p text:style-name="P3"/>
      <text:p text:style-name="P3"><text:span text:style-name="T3"><text:tab/></text:span><text:span text:style-name="T2">Principaux clients</text:span><text:span text:style-name="T20">: </text:span></text:p>
      <text:p text:style-name="P11"><text:tab/><text:tab/>-lyonnaise des eaux </text:p>
      <text:p text:style-name="P11"><text:tab/><text:tab/>-Suez environnement</text:p>
      <text:p text:style-name="P4"><text:tab/><text:tab/>-<text:span text:style-name="T18"> barages / piles de pont ( hydrosédimentaire )</text:span></text:p>
      <text:p text:style-name="P7"><text:tab/><text:tab/>-BTP: intégrité structurelle des ouvrages d’art </text:p>
      <text:p text:style-name="P4"><text:tab/><text:tab/>-<text:span text:style-name="T18">oil &amp; gaz ( pétrolier: extraction fract → bassin rétention d’eau contraintes environnnt ( chimique ))</text:span></text:p>
      <text:p text:style-name="P4"><text:tab/><text:tab/>-<text:span text:style-name="T25">bassins collinaires</text:span></text:p>
      <text:p text:style-name="P1"/>
      <text:p text:style-name="P3"><text:span text:style-name="T18"><text:tab/></text:span><text:span text:style-name="T21">Futur</text:span><text:span text:style-name="T18">:</text:span></text:p>
      <text:p text:style-name="P8"><text:tab/><text:tab/>-il y a une semaine sortie nouvelle gamme: Droneo mini ( 2h autonomie, fait 0.8m )</text:p>
      <text:p text:style-name="P9"><text:tab/><text:tab/>-version maritime prévue pour le 2ème semestre 2017, résistance ports côtiers ( fera 4 à 6m.)</text:p>
      <text:p text:style-name="P1"/>
      <text:p text:style-name="P17"><text:span text:style-name="T22"><text:tab/></text:span>Prix:</text:p>
      <text:p text:style-name="P20"><text:tab/>-mini: 15k €</text:p>
      <text:p text:style-name="P20"><text:tab/>-classique: 36k €</text:p>
      <text:p text:style-name="P20"><text:tab/>-maritime: 50k €</text:p>
      <text:p text:style-name="P20"/>
      <text:p text:style-name="P17"><text:span text:style-name="T22"><text:tab/></text:span>Historique :</text:p>
      <text:p text:style-name="P21"><text:tab/>-genèse droneo: coopérative agriculteurs pour mesure etat envasement lacs colinaires ( eau pour l’été ) ( ex: 2016 Lot et Garonne 10 million m³ d’eau perdu )</text:p>
      <text:p text:style-name="P1"><text:tab/>-<text:span text:style-name="T18">labelisation par pole eau, pole aerospace (2 pole compétitivité → financnt RD ) → visibilité</text:span></text:p>
      <text:p text:style-name="P1"><text:tab/>-<text:span text:style-name="T18">lyonnaise/suez demandent intégration capteurs ( modularité )</text:span></text:p>
      <text:p text:style-name="P2"><text:tab/>-<text:span text:style-name="T18">hydrosédimentation ( suspention )</text:span></text:p>
      <text:p text:style-name="P6">( port maritime de bordeau dragage )</text:p>
      <text:p text:style-name="P6">désenvasement règlementé ( dépollution )</text:p>
      <text:p text:style-name="P22"/>
      <text:p text:style-name="P22"/>
      <text:p text:style-name="P22"/>
      <text:p text:style-name="P12"/>
      <text:p text:style-name="P13"/>
      <text:p text:style-name="P18">Moments clé :</text:p>
      <text:p text:style-name="P14"/>
      <text:p text:style-name="P25"><text:span text:style-name="Strong"><text:span text:style-name="T10"><text:tab/>-</text:span></text:span><text:span text:style-name="Strong"><text:span text:style-name="T11">identifier futur métier ( réalité éco systèmes autonomes)</text:span></text:span></text:p>
      <text:p text:style-name="P25"><text:soft-page-break/><text:span text:style-name="Strong"><text:span text:style-name="T11"><text:tab/>-où </text:span></text:span><text:span text:style-name="Strong"><text:span text:style-name="T13">s’implanter</text:span></text:span><text:span text:style-name="Strong"><text:span text:style-name="T11">? </text:span></text:span><text:span text:style-name="Strong"><text:span text:style-name="T12">Localiser son activité géographiquement en fonction de ses contacts pour se lancer. Zone </text:span></text:span><text:span text:style-name="Strong"><text:span text:style-name="T11">dynami</text:span></text:span><text:span text:style-name="Strong"><text:span text:style-name="T12">que dans le domaine ( Bordeaux )</text:span></text:span></text:p>
      <text:p text:style-name="P25"><text:span text:style-name="Strong"><text:span text:style-name="T11"><text:tab/>-labelisation ( tampon d’intéret manifeste : techno + environnemental. </text:span></text:span><text:span text:style-name="Strong"><text:span text:style-name="T12">Fait passer de simple</text:span></text:span><text:span text:style-name="Strong"><text:span text:style-name="T11"> </text:span></text:span><text:span text:style-name="Strong"><text:span text:style-name="T12">é</text:span></text:span><text:span text:style-name="Strong"><text:span text:style-name="T11">tat de l’art </text:span></text:span><text:span text:style-name="Strong"><text:span text:style-name="T12">à réelle</text:span></text:span><text:span text:style-name="Strong"><text:span text:style-name="T11"> preuve de concept opérationnelle qualifiée par des clients : projet 2million €. </text:span></text:span></text:p>
      <text:p text:style-name="P25"><text:span text:style-name="Strong"><text:span text:style-name="T11"><text:tab/>-première levée de fond : sorti</text:span></text:span><text:span text:style-name="Strong"><text:span text:style-name="T13">e de la </text:span></text:span><text:span text:style-name="Strong"><text:span text:style-name="T11">pépinière </text:span></text:span><text:span text:style-name="Strong"><text:span text:style-name="T13">en permettant l’achat de</text:span></text:span><text:span text:style-name="Strong"><text:span text:style-name="T11"> matos / usine→</text:span></text:span><text:span text:style-name="Strong"><text:span text:style-name="T13"> autonomie vis à vis de la</text:span></text:span><text:span text:style-name="Strong"><text:span text:style-name="T11"> fabrication ). </text:span></text:span><text:span text:style-name="Strong"><text:span text:style-name="T13">Certifié/</text:span></text:span><text:span text:style-name="Strong"><text:span text:style-name="T11">qualifé par vinci </text:span></text:span><text:span text:style-name="Strong"><text:span text:style-name="T13">et autres</text:span></text:span></text:p>
      <text:p text:style-name="P25"><text:span text:style-name="Strong"><text:span text:style-name="T11"><text:tab/>-dernière phase : commercialisation lancée ( machine cafée )</text:span></text:span></text:p>
      <text:p text:style-name="P25"><text:span text:style-name="Strong"><text:span text:style-name="T11"><text:tab/>-nvlle levée : distribution à l’international</text:span></text:span></text:p>
      <text:p text:style-name="P25"><text:span text:style-name="Strong"><text:span text:style-name="T11"/></text:span></text:p>
      <text:p text:style-name="P25"><text:span text:style-name="Strong"><text:span text:style-name="T11"/></text:span></text:p>
      <text:p text:style-name="P25"/>
      <text:p text:style-name="P30"/>
      <text:p text:style-name="P23"/>
      <text:p text:style-name="P24"><text:span text:style-name="T16">A</text:span><text:span text:style-name="T17">utre c</text:span><text:span text:style-name="T16">ontact:</text:span><text:span text:style-name="T14"> </text:span><text:span text:style-name="T15">Audrey pann </text:span><text:a xlink:type="simple" xlink:href="mailto:audrey.pann@retdrone.com" text:style-name="Internet_20_link" text:visited-style-name="Visited_20_Internet_20_Link"><text:span text:style-name="T15">audrey.pann@retdrone.com</text:span></text:a></text:p>
      <text:list xml:id="list1389813724780114515" text:style-name="WWNum7">
        <text:list-header>
          <text:p text:style-name="P35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Gill Sans MT" svg:font-family="'Gill Sans MT'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true"/>
    </style:style>
    <style:style style:name="Bullet" style:family="paragraph" style:parent-style-name="Standard" style:default-outline-level="">
      <style:text-properties fo:language="en" fo:country="US" style:language-asian="en" style:country-asian="US" style:font-name-complex="Arial" style:font-family-complex="Arial" style:font-family-generic-complex="system" style:font-pitch-complex="variable"/>
    </style:style>
    <style:style style:name="Quote" style:family="paragraph" style:parent-style-name="Standard" style:next-style-name="Standard" style:default-outline-level="">
      <style:paragraph-properties fo:margin-left="1cm" fo:margin-right="1cm" fo:text-indent="0cm" style:auto-text-indent="false"/>
      <style:text-properties fo:color="#000000"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1:29:02.557959565</meta:creation-date>
    <meta:editing-duration>PT4H57M48S</meta:editing-duration>
    <meta:editing-cycles>14</meta:editing-cycles>
    <meta:generator>LibreOffice/5.1.4.2$Linux_X86_64 LibreOffice_project/10m0$Build-2</meta:generator>
    <dc:date>2016-12-13T09:11:59.193361341</dc:date>
    <meta:document-statistic meta:table-count="0" meta:image-count="0" meta:object-count="0" meta:page-count="3" meta:paragraph-count="59" meta:word-count="412" meta:character-count="2728" meta:non-whitespace-character-count="2303"/>
  </office:meta>
</office:document-meta>
</file>